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Narrow" svg:font-family="'Arial Narrow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 Narrow" fo:font-size="1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style:font-name="Verdana" fo:font-size="12pt"/>
    </style:style>
    <style:style style:name="P5" style:family="paragraph" style:parent-style-name="Text_20_body">
      <style:paragraph-properties fo:margin-left="0.794cm" fo:margin-right="0cm" fo:text-indent="0cm" style:auto-text-indent="false"/>
    </style:style>
    <style:style style:name="P6" style:family="paragraph" style:parent-style-name="Text_20_body">
      <style:paragraph-properties fo:margin-left="0.794cm" fo:margin-right="0cm" fo:text-indent="0cm" style:auto-text-indent="false"/>
      <style:text-properties style:font-name="Verdana" fo:font-size="12pt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font-name="Verdana" fo:font-size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 a certain code, COMPUTER is written as RFUVQNPC. How is MEDICINE written in the same code ?<text:line-break/><text:line-break/>a) MFEDJJOE <text:line-break/>b) EOJDEJFM <text:line-break/>c) MFEJDJOE <text:line-break/>d)EOJDJEFM<text:line-break/>Ans: Option d<text:line-break/>The letters of the word are written in reverse order and expect the first and the last letter all other letters are<text:line-break/>move one step forward<text:line-break/><text:line-break/>2.In a code language, A is written as B, B is written as C, C is written as D and so on, then how will SMART be written in that code language ?<text:line-break/><text:line-break/>a) TLBSU <text:line-break/>b)SHBSU <text:line-break/>c)TNBSU <text:line-break/>d)SNBRU<text:line-break/>Ans: Option c<text:line-break/>The letters are coded by moving them 1 step forward.<text:line-break/><text:line-break/>3.In a certain code , RIPPLE is written as 613382 and LIFE is written as 8192. How is PILLER written in that code?<text:line-break/><text:line-break/>a)318826 <text:line-break/>b)776655 <text:line-break/>c)786543 <text:line-break/>d)156724<text:line-break/>Ans: Option a:<text:line-break/>Word : R I P P L E L I F E P I L L E R<text:line-break/>Code : 6 1 3 3 8 2 8 1 9 2 3 1 8 8 2 6<text:line-break/><text:line-break/>4.In a certain code FLOWER is coded as 36 and SUNFLOWER is coded as 81, then how to code FOLLOWS?<text:line-break/><text:line-break/>a) 42 <text:line-break/>b)49 <text:line-break/>c)63 <text:line-break/>d) 36<text:line-break/>Ans: Option b<text:line-break/>The word FLOWER has 6 letters . 62 is 36<text:line-break/>The word SUNFLOWER has 9 letters. 92 is 81<text:line-break/>Like FOLLOWS has 7 letters. So 72 is 49<text:line-break/><text:line-break/>5.In a certain code ,'il be pee' means 'roses are blue','sik hee' means 'red flowers' and 'pee mit hee' means 'flowers are vegetables', How is 'red' written in that code?<text:line-break/><text:line-break/>a)hee <text:line-break/>b)sik <text:line-break/>c)be <text:line-break/>d)cannot be determined <text:line-break/>e)none<text:line-break/>Ans: Option b<text:line-break/>Code Sentence<text:line-break/><text:soft-page-break/>Il be pee roses are blue<text:line-break/>Sik hee red flowers<text:line-break/>Pee mit hee flowers are vegetables<text:line-break/>In II and III code ‘hee’ stands for ‘flowers’. So ‘sik’ stands for ‘red’<text:line-break/><text:line-break/>6.In a certain code language : ‘dugo hui mul zo’ stans for ‘work is very hard’ ‘hui dugo ba ki’ for ‘Bingo is very smart’; ‘nano mul dugo’ for ‘cake is hard’; and ‘mul ki gu’ for ‘smart and hard’ Which of the following word stand for Bingo ?<text:line-break/><text:line-break/>a) Jalu <text:line-break/>b) Dugo <text:line-break/>c) Ki <text:line-break/>d) Ba<text:line-break/>Ans: Option d<text:line-break/>Code Sentence<text:line-break/>1.dugo hui mul zo work is very hard<text:line-break/>2.hui dugo ba ki bingo is very smart<text:line-break/>3.nano mul dugo cake is hard<text:line-break/>4.mul ki gu smart and hard<text:line-break/><text:line-break/>From second code and its sentence neither ‘ba’ is repeated nor is ‘Bingo.<text:line-break/><text:line-break/>7.If rain is called water, water is called air, air is called cloud, cloud is called sky, sky is called sea, sea is called road, where do the aeroplanes fly ?<text:line-break/><text:line-break/>a) Water <text:line-break/>b) Road <text:line-break/>c) Sea <text:line-break/>d) Cloud<text:line-break/>Ans: Option c<text:line-break/>Aeroplanes fly in sky and as per given codes sky is sea<text:line-break/><text:line-break/>8.If Orange is called Lemon, Lemon is called Flower, Flower is called Fish, Fish is called Tail and Tail is called Pen, what is Rose ?<text:line-break/><text:line-break/>a) Pen <text:line-break/>b) Lemon <text:line-break/>c) Flower <text:line-break/>d) Fish<text:line-break/>Ans: Option d<text:line-break/>Rose is a flower and as per given codes flower is fish.<text:line-break/><text:line-break/>9.In a certain code language $#* means ‘Shirt is clean’, @ D# means ‘Clean and neat’ and @ ? means ‘neat boy’, then what is the code for ‘and’ in that language<text:line-break/><text:line-break/>a) # <text:line-break/>b) D <text:line-break/>c) @ <text:line-break/>d) Data inadequate <text:line-break/>Ans: Option b<text:line-break/>Code sentence<text:line-break/>$#* ‘Shirt is clean’,<text:line-break/><text:soft-page-break/>@ D# ‘Clean and neat’<text:line-break/>@ ? ‘neat boy’<text:line-break/>Here # stands for clean and @ stands for neat. D stands for ‘and’<text:line-break/><text:line-break/>10.If A stands for +, B stands for -, C stands for x, what is the value of (10C4)(A) (4C4)B6 ?<text:line-break/><text:line-break/>a) 60 <text:line-break/>b) 50 <text:line-break/>c) 56 <text:line-break/>d) 46<text:line-break/>Ans: Option b<text:line-break/>(10C4)(A) (4C4)B6 = (10 * 4) + (4*4) –6 = 50 </text:p>
      <text:p text:style-name="P1"/>
      <text:p text:style-name="P1"/>
      <text:p text:style-name="P4">1. In a certain code language if the word ‘MUSEUM’ is coded as ‘LSPAPG’, then how will the word <text:line-break/>    ‘PALACE’ be coded in that language?</text:p>
      <text:section text:style-name="Sect1" text:name="content-des">
        <text:p text:style-name="P5">  <text:span text:style-name="T1">a. OYIWXY</text:span></text:p>
        <text:p text:style-name="P5">  <text:span text:style-name="T1">b. OYIXYW</text:span></text:p>
        <text:p text:style-name="P5">  <text:span text:style-name="T1">c. IYXYWO</text:span></text:p>
        <text:p text:style-name="P5">  <text:span text:style-name="T1">d. YXWYOI      </text:span></text:p>
        <text:p text:style-name="P5"> </text:p>
        <text:p text:style-name="P6">2. If DELHI is coded as 73541 and CALCUTTA as 82589662, how can CALICUT be coded?</text:p>
        <text:p text:style-name="P5">  <text:span text:style-name="T1">a. 5279431</text:span></text:p>
        <text:p text:style-name="P5">  <text:span text:style-name="T1">b. 5978213</text:span></text:p>
        <text:p text:style-name="P5">  <text:span text:style-name="T1">c. 8251896</text:span></text:p>
        <text:p text:style-name="P5">  <text:span text:style-name="T1">d. 8543691</text:span></text:p>
        <text:p text:style-name="P5"> </text:p>
        <text:p text:style-name="P6">3. In a certain code language, if the number 1 is assigned to all the letters in odd numbered places in<text:line-break/>    the alphabet  and the remaining letters are assigned the number 2, than what is the code for the<text:line-break/>    word ‘DANCE’?</text:p>
        <text:p text:style-name="P5">   <text:span text:style-name="T1">a. 21211</text:span></text:p>
        <text:p text:style-name="P5">   <text:span text:style-name="T1">b. 12121</text:span></text:p>
        <text:p text:style-name="P5">   <text:span text:style-name="T1">c. 22111</text:span></text:p>
        <text:p text:style-name="P5">   <text:span text:style-name="T1">d. 21121</text:span></text:p>
        <text:p text:style-name="P5"><text:soft-page-break/> </text:p>
        <text:p text:style-name="P6">4. In a certain code language, if the value of CONTRACT = 56 and ‘GROWTH’ = 30, then what is the<text:line-break/>    value of DISTRIBUTION? </text:p>
        <text:p text:style-name="P5">  <text:span text:style-name="T1">a. 130</text:span></text:p>
        <text:p text:style-name="P5">  <text:span text:style-name="T1">b. 132</text:span></text:p>
        <text:p text:style-name="P5">  <text:span text:style-name="T1">c. 140</text:span></text:p>
        <text:p text:style-name="P5">  <text:span text:style-name="T1">d. 142</text:span></text:p>
        <text:p text:style-name="P5"> </text:p>
        <text:p text:style-name="P6">5. In a certain code language, if the value of ‘BLOCK’ = 13 and ‘CURTAIN’ = 27, then what is the value<text:line-break/>   of the word ‘SCIENCE’?</text:p>
        <text:p text:style-name="P5">   <text:span text:style-name="T1">a. 32</text:span></text:p>
        <text:p text:style-name="P5">   <text:span text:style-name="T1">b. 36</text:span></text:p>
        <text:p text:style-name="P5">   <text:span text:style-name="T1">c. 38</text:span></text:p>
        <text:p text:style-name="P5">   <text:span text:style-name="T1">d. 34</text:span></text:p>
        <text:p text:style-name="P5"> </text:p>
        <text:p text:style-name="P6">6. In a certain code language, if the word ‘DISTANCE’ is coded as EDCINSAT, then how will you code<text:line-break/>    ‘ACQUIRE’ in that language?</text:p>
        <text:p text:style-name="P5">   <text:span text:style-name="T1">a. EACIQUR</text:span></text:p>
        <text:p text:style-name="P5">   <text:span text:style-name="T1">b. EACRIUQ</text:span></text:p>
        <text:p text:style-name="P5">   <text:span text:style-name="T1">c. ERCIAQU</text:span></text:p>
        <text:p text:style-name="P5">   <text:span text:style-name="T1">d. EARCIQU</text:span></text:p>
        <text:p text:style-name="P5"> </text:p>
        <text:p text:style-name="P6">7. In a certain code language, if the value of 28 + 14 = 50 and 36 + 43 = 63, then what is the value of<text:line-break/>    44 + 52 =?</text:p>
        <text:p text:style-name="P5">  <text:span text:style-name="T1">a. 54</text:span></text:p>
        <text:p text:style-name="P5">  <text:span text:style-name="T1">b. 56</text:span></text:p>
        <text:p text:style-name="P5">  <text:span text:style-name="T1">c. 58</text:span></text:p>
        <text:p text:style-name="P5">  <text:span text:style-name="T1">d. 62</text:span></text:p>
        <text:p text:style-name="P5"><text:soft-page-break/> </text:p>
        <text:p text:style-name="P6">8. In a certain code language, if the value of 14 x 15 = 25 and 26 x 42 = 64, then what is the value of<text:line-break/>    73 x 31 = ?</text:p>
        <text:p text:style-name="P5">   <text:span text:style-name="T1">a. 100</text:span></text:p>
        <text:p text:style-name="P5">   <text:span text:style-name="T1">b. 110</text:span></text:p>
        <text:p text:style-name="P5">   <text:span text:style-name="T1">c. 90</text:span></text:p>
        <text:p text:style-name="P5">   <text:span text:style-name="T1">d. 120</text:span></text:p>
        <text:p text:style-name="P5"> </text:p>
        <text:p text:style-name="P5"><text:span text:style-name="T1">9. In a certain code language, ‘</text:span><text:span text:style-name="Emphasis"><text:span text:style-name="T1">kew xas huma deko</text:span></text:span><text:span text:style-name="T1">’ means ‘</text:span><text:span text:style-name="Emphasis"><text:span text:style-name="T1">she is eating apples</text:span></text:span><text:span text:style-name="T1">’; ‘</text:span><text:span text:style-name="Emphasis"><text:span text:style-name="T1">kew tepo qua</text:span></text:span><text:span text:style-name="T1">’ means<text:line-break/>    ‘</text:span><text:span text:style-name="Emphasis"><text:span text:style-name="T1">she sells toys</text:span></text:span><text:span text:style-name="T1">’ and ‘</text:span><text:span text:style-name="Emphasis"><text:span text:style-name="T1">sul lim deko</text:span></text:span><text:span text:style-name="T1">’ means ‘</text:span><text:span text:style-name="Emphasis"><text:span text:style-name="T1">I like apples</text:span></text:span><text:span text:style-name="T1">’. Which word in that language means ‘</text:span><text:span text:style-name="Emphasis"><text:span text:style-name="T1">she</text:span></text:span><text:span text:style-name="T1">’ and<text:line-break/>    ‘</text:span><text:span text:style-name="Emphasis"><text:span text:style-name="T1">apples</text:span></text:span><text:span text:style-name="T1">’?</text:span></text:p>
        <text:p text:style-name="P5"> <text:span text:style-name="T1">a. xas &amp; deko</text:span></text:p>
        <text:p text:style-name="P5"> <text:span text:style-name="T1">b. xas &amp; kew</text:span></text:p>
        <text:p text:style-name="P5"> <text:span text:style-name="T1">c. kew &amp; deko</text:span></text:p>
        <text:p text:style-name="P5"> <text:span text:style-name="T1">d. kew &amp; xas</text:span></text:p>
        <text:p text:style-name="P5"> </text:p>
        <text:p text:style-name="P6">10. These questions are based on a certain code language. Understand the logic in the coding and<text:line-break/>     answer the following questions. </text:p>
        <text:p text:style-name="P5">     <text:span text:style-name="T1">PROCESSOR is coded as D4F3C5C1E1S1S1E3C6</text:span></text:p>
        <text:p text:style-name="P5">     <text:span text:style-name="T1">a. QUADRANT </text:span></text:p>
        <text:list xml:id="list4729454223168999965" text:style-name="L1">
          <text:list-item>
            <text:p text:style-name="P7"><text:span text:style-name="T1">Q1C7A1B2F6A1B7E4</text:span> </text:p>
          </text:list-item>
          <text:list-item>
            <text:p text:style-name="P7"><text:span text:style-name="T1">Q1D6A1B2F3A1B7E4</text:span> </text:p>
          </text:list-item>
          <text:list-item>
            <text:p text:style-name="P7"><text:span text:style-name="T1">Q1C7A1B2F3A1B7E4</text:span> </text:p>
          </text:list-item>
          <text:list-item>
            <text:p text:style-name="P2"><text:span text:style-name="T1">Q1C7A1D2C6A1B7E5</text:span> </text:p>
          </text:list-item>
        </text:list>
        <text:p text:style-name="P5">  </text:p>
        <text:p text:style-name="P6">b. WINDOW </text:p>
        <text:list xml:id="list9068867977824500149" text:style-name="L2">
          <text:list-item>
            <text:p text:style-name="P8"><text:span text:style-name="T1">W1E4B7B2E3W1</text:span> </text:p>
          </text:list-item>
          <text:list-item>
            <text:p text:style-name="P8"><text:span text:style-name="T1">W1C3B7B2E3W1</text:span> </text:p>
          </text:list-item>
          <text:list-item>
            <text:p text:style-name="P8"><text:span text:style-name="T1">W1C3B7B2C3W1</text:span> </text:p>
          </text:list-item>
          <text:list-item>
            <text:p text:style-name="P3"><text:soft-page-break/><text:span text:style-name="T1">W1C3G7B2E3W1</text:span> </text:p>
          </text:list-item>
        </text:list>
        <text:p text:style-name="P5"> </text:p>
        <text:p text:style-name="P5"><text:span text:style-name="Strong_20_Emphasis"><text:span text:style-name="T1">Answer &amp; Explanations</text:span></text:span></text:p>
        <text:p text:style-name="P5"> </text:p>
        <text:p text:style-name="P6">1. Exp:  Word:  M      U       S       E       U        M</text:p>
        <text:p text:style-name="P5">          <text:span text:style-name="T1">Logic: -1      -2      -3      -4       -5       -6</text:span></text:p>
        <text:p text:style-name="P5">          <text:span text:style-name="T1">Code:   L      S        P       A        P        G</text:span></text:p>
        <text:p text:style-name="P5"> </text:p>
        <text:p text:style-name="P5">   <text:span text:style-name="T1">Similarly, the code for PALACE is</text:span></text:p>
        <text:p text:style-name="P5">         <text:span text:style-name="T1">Word:  P       A        L       A       C        E</text:span></text:p>
        <text:p text:style-name="P5">         <text:span text:style-name="T1">Logic: -1      -2       -3       -4       -5      -6</text:span></text:p>
        <text:p text:style-name="P5">         <text:span text:style-name="T1">Code:  O       Y        I        W       X       Y</text:span></text:p>
        <text:p text:style-name="P6">2. Exp: The alphabets are coded as follows:</text:p>
        <text:p text:style-name="P5"> </text:p>
        <text:p text:style-name="P5">        <text:span text:style-name="T1">D   E   L   H   I    C   A   U   T</text:span></text:p>
        <text:p text:style-name="P5">        <text:span text:style-name="T1">7    3   5    4   1    8    2    9    6</text:span></text:p>
        <text:p text:style-name="P5"> </text:p>
        <text:p text:style-name="P5">  <text:span text:style-name="T1">So, in CALICUT, C is coded as 8, A as 2, L as 5, U as 9 and T as 6. Thus, the code for  CALICUT is <text:line-break/>  8251896.</text:span></text:p>
        <text:p text:style-name="P6">3. Exp: The code for the word DANCE is 21211.</text:p>
        <text:p text:style-name="P6">4. Exp: Number of letters in the word CONTRACT = 8 and 8 x 7 = 56.</text:p>
        <text:p text:style-name="P5">          <text:span text:style-name="T1">Number of letters in the word GROWTH = 6 and 6 x 5 = 30.</text:span></text:p>
        <text:p text:style-name="P5">         <text:span text:style-name="T1">Similarly, DISTRIBUTION =&gt; 12 and 12 x 11 = 132.</text:span></text:p>
        <text:p text:style-name="P6">5. Exp: In this product of the digits in the place-values of the letters as per the alphabet is obtained<text:line-break/>   first and then added i.e, BLOCK</text:p>
        <text:p text:style-name="P5">   <text:span text:style-name="T1">=&gt; B = 2</text:span></text:p>
        <text:p text:style-name="P5">        <text:span text:style-name="T1">L = 12 =&gt; 1 x 2 = 2</text:span></text:p>
        <text:p text:style-name="P5">        <text:span text:style-name="T1">O = 15 =&gt; 1 x 5 = 5</text:span></text:p>
        <text:p text:style-name="P5">        <text:span text:style-name="T1">C = 3</text:span></text:p>
        <text:p text:style-name="P5"><text:soft-page-break/>        <text:span text:style-name="T1">K = 11 =&gt; 1 x 1 = 1</text:span></text:p>
        <text:p text:style-name="P5">        <text:span text:style-name="T1">Now (2 + 2 + 5 + 3 + 1) = 13.</text:span></text:p>
        <text:p text:style-name="P5">       <text:span text:style-name="T1">So, BLOCK = 13.</text:span></text:p>
        <text:p text:style-name="P5">      <text:span text:style-name="T1">Similarly, SCIENCE = 38.</text:span></text:p>
        <text:p text:style-name="P6">6. Exp: In this coding, the letters from either end of the word are written, first a letter from the right<text:line-break/>   end and then a letter from the left end of the word and so on. Hence DISTANCE is coded as<text:line-break/>   EDCINSAT.</text:p>
        <text:p text:style-name="P5">   <text:span text:style-name="T1">Similarly, ACQUIRE is coded as EARCIQU.</text:span></text:p>
        <text:p text:style-name="P6">7. Exp: It is given that 28 + 14 = 50 =&gt; (2 + 8) x (1 + 4)</text:p>
        <text:p text:style-name="P5">    <text:span text:style-name="T1">=&gt; 10 x 5 = 50 and 36 + 43 = 63 =&gt; (3 + 6) x (4 + 3)</text:span></text:p>
        <text:p text:style-name="P5">    <text:span text:style-name="T1">=&gt; 9 x 7 = 63 then  44 + 52 =&gt; (4 + 4) x (5 + 2) =&gt; 8 x 7 = 56.</text:span></text:p>
        <text:p text:style-name="P6">8. Exp: 14 x 15 = 14 + 15 = 29 and 29 – 4 = 25.</text:p>
        <text:p text:style-name="P5">           <text:span text:style-name="T1">26 x 42 = 26 + 42 = 68 and 68 – 4 = 64.</text:span></text:p>
        <text:p text:style-name="P5">           <text:span text:style-name="T1">Similarly, 73 x 31 = (73 + 31) – 4 = 104 – 4 = 100.</text:span></text:p>
        <text:p text:style-name="P5"><text:span text:style-name="T1">9. Exp: In the first and second statements, the common code word is ‘</text:span><text:span text:style-name="Emphasis"><text:span text:style-name="T1">kew</text:span></text:span><text:span text:style-name="T1">’ and the common word is<text:line-break/>           ‘</text:span><text:span text:style-name="Emphasis"><text:span text:style-name="T1">she</text:span></text:span><text:span text:style-name="T1">’. So, ‘</text:span><text:span text:style-name="Emphasis"><text:span text:style-name="T1">kew</text:span></text:span><text:span text:style-name="T1">’stands for ‘</text:span><text:span text:style-name="Emphasis"><text:span text:style-name="T1">she</text:span></text:span><text:span text:style-name="T1">’.         </text:span></text:p>
        <text:p text:style-name="P5">         <text:span text:style-name="T1">In the first and third statements, the common code word is ‘</text:span><text:span text:style-name="Emphasis"><text:span text:style-name="T1">deko</text:span></text:span><text:span text:style-name="T1">’ and the common word is<text:line-break/>         ‘</text:span><text:span text:style-name="Emphasis"><text:span text:style-name="T1">apples</text:span></text:span><text:span text:style-name="T1">’. So, ‘</text:span><text:span text:style-name="Emphasis"><text:span text:style-name="T1">deko</text:span></text:span><text:span text:style-name="T1">’stands for ‘</text:span><text:span text:style-name="Emphasis"><text:span text:style-name="T1">apples</text:span></text:span><text:span text:style-name="T1">’.</text:span></text:p>
        <text:p text:style-name="P6">10. a. Exp: PROCESSOR =&gt;</text:p>
        <text:p text:style-name="P5">            <text:span text:style-name="T1">P = 16 and D4 =&gt; 4 x 4 = 16 = P</text:span></text:p>
        <text:p text:style-name="P5">            <text:span text:style-name="T1">R = 18 and F3 =&gt; 6 x 3 = 18 = R</text:span></text:p>
        <text:p text:style-name="P5">            <text:span text:style-name="T1">O = 15 and C5 =&gt; 3 x 5 = 15 = O and so on.</text:span></text:p>
        <text:p text:style-name="P5">          <text:span text:style-name="T1">Hence, PROFESSOR is coded as D4F3C5C1E1S1S1E3C6.</text:span></text:p>
        <text:p text:style-name="P5">          <text:span text:style-name="T1">QUADRANT is coded as Q1C7A1B2F3A1B7E4.</text:span></text:p>
        <text:p text:style-name="P5">    <text:span text:style-name="T1">b. Exp: WINDOW is coded as W1C3B7B2E3W1.</text:spa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Narrow" svg:font-family="'Arial Narrow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7:38:47.845180797</meta:creation-date>
    <dc:date>2018-12-18T17:40:53.888966901</dc:date>
    <meta:editing-duration>PT11S</meta:editing-duration>
    <meta:editing-cycles>1</meta:editing-cycles>
    <meta:document-statistic meta:table-count="0" meta:image-count="0" meta:object-count="0" meta:page-count="7" meta:paragraph-count="115" meta:word-count="1510" meta:character-count="7456" meta:non-whitespace-character-count="5309"/>
    <meta:generator>LibreOffice/5.1.6.2$Linux_X86_64 LibreOffice_project/10m0$Build-2</meta:generator>
  </office:meta>
</office:document-meta>
</file>